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7.97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21.3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iddenDataAppearancelength_100_apperance_1" table:style-name="ta1">
        <table:shapes>
          <draw:frame draw:z-index="0" draw:style-name="gr1" draw:text-style-name="P1" svg:width="160.15mm" svg:height="90.05mm" svg:x="340.11mm" svg:y="51.79mm">
            <loext:p draw:notify-on-update-of-ranges="hiddenDataAppearancelength_100_apperance_1.A3:hiddenDataAppearancelength_100_apperance_1.A34 hiddenDataAppearancelength_100_apperance_1.B3:hiddenDataAppearancelength_100_apperance_1.B34 hiddenDataAppearancelength_100_apperance_1.M3:hiddenDataAppearancelength_100_apperance_1.M34 hiddenDataAppearancelength_100_apperance_1.N3:hiddenDataAppearancelength_100_apperance_1.N34 hiddenDataAppearancelength_100_apperance_1.I3:hiddenDataAppearancelength_100_apperance_1.I34 hiddenDataAppearancelength_100_apperance_1.J3:hiddenDataAppearancelength_100_apperance_1.J34 hiddenDataAppearancelength_100_apperance_1.E3:hiddenDataAppearancelength_100_apperance_1.E34 hiddenDataAppearancelength_100_apperance_1.F3:hiddenDataAppearancelength_100_apperance_1.F3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2" table:default-cell-style-name="Default"/>
        <table:table-row table:style-name="ro1">
          <table:table-cell office:value-type="string" calcext:value-type="string">
            <text:p>le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pp 1</text:p>
          </table:table-cell>
          <table:table-cell/>
          <table:table-cell office:value-type="string" calcext:value-type="string">
            <text:p>le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pp 3</text:p>
          </table:table-cell>
          <table:table-cell/>
          <table:table-cell office:value-type="string" calcext:value-type="string">
            <text:p>le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pp 1</text:p>
          </table:table-cell>
          <table:table-cell/>
          <table:table-cell office:value-type="string" calcext:value-type="string">
            <text:p>le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pp 3</text:p>
          </table:table-cell>
        </table:table-row>
        <table:table-row table:style-name="ro1">
          <table:table-cell/>
          <table:table-cell office:value-type="string" calcext:value-type="string">
            <text:p>base</text:p>
          </table:table-cell>
          <table:table-cell office:value-type="string" calcext:value-type="string">
            <text:p>hidden</text:p>
          </table:table-cell>
          <table:table-cell table:number-columns-repeated="2"/>
          <table:table-cell office:value-type="string" calcext:value-type="string">
            <text:p>base</text:p>
          </table:table-cell>
          <table:table-cell office:value-type="string" calcext:value-type="string">
            <text:p>hidden</text:p>
          </table:table-cell>
          <table:table-cell table:number-columns-repeated="2"/>
          <table:table-cell office:value-type="string" calcext:value-type="string">
            <text:p>base</text:p>
          </table:table-cell>
          <table:table-cell office:value-type="string" calcext:value-type="string">
            <text:p>hidden</text:p>
          </table:table-cell>
          <table:table-cell table:number-columns-repeated="2"/>
          <table:table-cell office:value-type="string" calcext:value-type="string">
            <text:p>base</text:p>
          </table:table-cell>
          <table:table-cell office:value-type="string" calcext:value-type="string">
            <text:p>hidden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760.798" calcext:value-type="float">
            <text:p>760,798</text:p>
          </table:table-cell>
          <table:table-cell office:value-type="float" office:value="0.00342624" calcext:value-type="float">
            <text:p>0,00342624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351.256" calcext:value-type="float">
            <text:p>351,256</text:p>
          </table:table-cell>
          <table:table-cell office:value-type="float" office:value="0.000508791" calcext:value-type="float">
            <text:p>0,00050879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2922.96" calcext:value-type="float">
            <text:p>2922,96</text:p>
          </table:table-cell>
          <table:table-cell office:value-type="float" office:value="0.0466518" calcext:value-type="float">
            <text:p>0,0466518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531.308" calcext:value-type="float">
            <text:p>531,308</text:p>
          </table:table-cell>
          <table:table-cell office:value-type="float" office:value="0.000222292" calcext:value-type="float">
            <text:p>0,000222292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686.426" calcext:value-type="float">
            <text:p>686,426</text:p>
          </table:table-cell>
          <table:table-cell office:value-type="float" office:value="0.00434859" calcext:value-type="float">
            <text:p>0,00434859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275.988" calcext:value-type="float">
            <text:p>275,988</text:p>
          </table:table-cell>
          <table:table-cell office:value-type="float" office:value="0.00062025" calcext:value-type="float">
            <text:p>0,00062025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3.88856" calcext:value-type="float">
            <text:p>3,88856</text:p>
          </table:table-cell>
          <table:table-cell office:value-type="float" office:value="4052.18" calcext:value-type="float">
            <text:p>4052,18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265.679" calcext:value-type="float">
            <text:p>265,679</text:p>
          </table:table-cell>
          <table:table-cell office:value-type="float" office:value="0.000713413" calcext:value-type="float">
            <text:p>0,000713413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661.777" calcext:value-type="float">
            <text:p>661,777</text:p>
          </table:table-cell>
          <table:table-cell office:value-type="float" office:value="0.00582127" calcext:value-type="float">
            <text:p>0,00582127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252.836" calcext:value-type="float">
            <text:p>252,836</text:p>
          </table:table-cell>
          <table:table-cell office:value-type="float" office:value="0.0009285" calcext:value-type="float">
            <text:p>0,0009285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3.87224" calcext:value-type="float">
            <text:p>3,87224</text:p>
          </table:table-cell>
          <table:table-cell office:value-type="float" office:value="7660.94" calcext:value-type="float">
            <text:p>7660,94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297.748" calcext:value-type="float">
            <text:p>297,748</text:p>
          </table:table-cell>
          <table:table-cell office:value-type="float" office:value="0.000679409" calcext:value-type="float">
            <text:p>0,000679409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648.885" calcext:value-type="float">
            <text:p>648,885</text:p>
          </table:table-cell>
          <table:table-cell office:value-type="float" office:value="0.0115859" calcext:value-type="float">
            <text:p>0,0115859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240.008" calcext:value-type="float">
            <text:p>240,008</text:p>
          </table:table-cell>
          <table:table-cell office:value-type="float" office:value="0.00101728" calcext:value-type="float">
            <text:p>0,00101728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3.87468" calcext:value-type="float">
            <text:p>3,87468</text:p>
          </table:table-cell>
          <table:table-cell office:value-type="float" office:value="9500.38" calcext:value-type="float">
            <text:p>9500,38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331.493" calcext:value-type="float">
            <text:p>331,493</text:p>
          </table:table-cell>
          <table:table-cell office:value-type="float" office:value="0.000840885" calcext:value-type="float">
            <text:p>0,000840885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647.461" calcext:value-type="float">
            <text:p>647,461</text:p>
          </table:table-cell>
          <table:table-cell office:value-type="float" office:value="0.0277778" calcext:value-type="float">
            <text:p>0,0277778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233.67" calcext:value-type="float">
            <text:p>233,67</text:p>
          </table:table-cell>
          <table:table-cell office:value-type="float" office:value="0.00131909" calcext:value-type="float">
            <text:p>0,0013190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3.87191" calcext:value-type="float">
            <text:p>3,87191</text:p>
          </table:table-cell>
          <table:table-cell office:value-type="float" office:value="10597.5" calcext:value-type="float">
            <text:p>10597,5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263.801" calcext:value-type="float">
            <text:p>263,801</text:p>
          </table:table-cell>
          <table:table-cell office:value-type="float" office:value="0.0012123" calcext:value-type="float">
            <text:p>0,0012123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639.645" calcext:value-type="float">
            <text:p>639,645</text:p>
          </table:table-cell>
          <table:table-cell office:value-type="float" office:value="0.0761212" calcext:value-type="float">
            <text:p>0,0761212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float" office:value="228.021" calcext:value-type="float">
            <text:p>228,021</text:p>
          </table:table-cell>
          <table:table-cell office:value-type="float" office:value="0.00150635" calcext:value-type="float">
            <text:p>0,00150635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float" office:value="3.8742" calcext:value-type="float">
            <text:p>3,8742</text:p>
          </table:table-cell>
          <table:table-cell office:value-type="float" office:value="11347.3" calcext:value-type="float">
            <text:p>11347,3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float" office:value="287.374" calcext:value-type="float">
            <text:p>287,374</text:p>
          </table:table-cell>
          <table:table-cell office:value-type="float" office:value="0.00115543" calcext:value-type="float">
            <text:p>0,00115543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562.401" calcext:value-type="float">
            <text:p>562,401</text:p>
          </table:table-cell>
          <table:table-cell office:value-type="float" office:value="3.48164" calcext:value-type="float">
            <text:p>3,48164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float" office:value="224.206" calcext:value-type="float">
            <text:p>224,206</text:p>
          </table:table-cell>
          <table:table-cell office:value-type="float" office:value="0.00192037" calcext:value-type="float">
            <text:p>0,00192037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float" office:value="3.87353" calcext:value-type="float">
            <text:p>3,87353</text:p>
          </table:table-cell>
          <table:table-cell office:value-type="float" office:value="11861.6" calcext:value-type="float">
            <text:p>11861,6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float" office:value="272.242" calcext:value-type="float">
            <text:p>272,242</text:p>
          </table:table-cell>
          <table:table-cell office:value-type="float" office:value="0.00173198" calcext:value-type="float">
            <text:p>0,00173198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1.56779" calcext:value-type="float">
            <text:p>1,56779</text:p>
          </table:table-cell>
          <table:table-cell office:value-type="float" office:value="1290.6" calcext:value-type="float">
            <text:p>1290,6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221.849" calcext:value-type="float">
            <text:p>221,849</text:p>
          </table:table-cell>
          <table:table-cell office:value-type="float" office:value="0.0018631" calcext:value-type="float">
            <text:p>0,0018631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3.87281" calcext:value-type="float">
            <text:p>3,87281</text:p>
          </table:table-cell>
          <table:table-cell office:value-type="float" office:value="12265.5" calcext:value-type="float">
            <text:p>12265,5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262.657" calcext:value-type="float">
            <text:p>262,657</text:p>
          </table:table-cell>
          <table:table-cell office:value-type="float" office:value="0.00230646" calcext:value-type="float">
            <text:p>0,00230646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1.40163" calcext:value-type="float">
            <text:p>1,40163</text:p>
          </table:table-cell>
          <table:table-cell office:value-type="float" office:value="2822.9" calcext:value-type="float">
            <text:p>2822,9</text:p>
          </table:table-cell>
          <table:table-cell/>
          <table:table-cell office:value-type="float" office:value="0.9" calcext:value-type="float">
            <text:p>0,9</text:p>
          </table:table-cell>
          <table:table-cell office:value-type="float" office:value="220.913" calcext:value-type="float">
            <text:p>220,913</text:p>
          </table:table-cell>
          <table:table-cell office:value-type="float" office:value="0.00242736" calcext:value-type="float">
            <text:p>0,00242736</text:p>
          </table:table-cell>
          <table:table-cell/>
          <table:table-cell office:value-type="float" office:value="0.9" calcext:value-type="float">
            <text:p>0,9</text:p>
          </table:table-cell>
          <table:table-cell office:value-type="float" office:value="3.87934" calcext:value-type="float">
            <text:p>3,87934</text:p>
          </table:table-cell>
          <table:table-cell office:value-type="float" office:value="12568.7" calcext:value-type="float">
            <text:p>12568,7</text:p>
          </table:table-cell>
          <table:table-cell/>
          <table:table-cell office:value-type="float" office:value="0.9" calcext:value-type="float">
            <text:p>0,9</text:p>
          </table:table-cell>
          <table:table-cell office:value-type="float" office:value="284.373" calcext:value-type="float">
            <text:p>284,373</text:p>
          </table:table-cell>
          <table:table-cell office:value-type="float" office:value="0.00174035" calcext:value-type="float">
            <text:p>0,001740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9611" calcext:value-type="float">
            <text:p>1,39611</text:p>
          </table:table-cell>
          <table:table-cell office:value-type="float" office:value="4032.36" calcext:value-type="float">
            <text:p>4032,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8.396" calcext:value-type="float">
            <text:p>218,396</text:p>
          </table:table-cell>
          <table:table-cell office:value-type="float" office:value="0.00277769" calcext:value-type="float">
            <text:p>0,0027776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87553" calcext:value-type="float">
            <text:p>3,87553</text:p>
          </table:table-cell>
          <table:table-cell office:value-type="float" office:value="12788" calcext:value-type="float">
            <text:p>127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6.634" calcext:value-type="float">
            <text:p>256,634</text:p>
          </table:table-cell>
          <table:table-cell office:value-type="float" office:value="0.00244714" calcext:value-type="float">
            <text:p>0,00244714</text:p>
          </table:table-cell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float" office:value="1.39556" calcext:value-type="float">
            <text:p>1,39556</text:p>
          </table:table-cell>
          <table:table-cell office:value-type="float" office:value="5019.37" calcext:value-type="float">
            <text:p>5019,37</text:p>
          </table:table-cell>
          <table:table-cell/>
          <table:table-cell office:value-type="float" office:value="1.1" calcext:value-type="float">
            <text:p>1,1</text:p>
          </table:table-cell>
          <table:table-cell office:value-type="float" office:value="217.612" calcext:value-type="float">
            <text:p>217,612</text:p>
          </table:table-cell>
          <table:table-cell office:value-type="float" office:value="0.00295902" calcext:value-type="float">
            <text:p>0,00295902</text:p>
          </table:table-cell>
          <table:table-cell/>
          <table:table-cell office:value-type="float" office:value="1.1" calcext:value-type="float">
            <text:p>1,1</text:p>
          </table:table-cell>
          <table:table-cell office:value-type="float" office:value="3.88017" calcext:value-type="float">
            <text:p>3,88017</text:p>
          </table:table-cell>
          <table:table-cell office:value-type="float" office:value="13007.4" calcext:value-type="float">
            <text:p>13007,4</text:p>
          </table:table-cell>
          <table:table-cell/>
          <table:table-cell office:value-type="float" office:value="1.1" calcext:value-type="float">
            <text:p>1,1</text:p>
          </table:table-cell>
          <table:table-cell office:value-type="float" office:value="260.434" calcext:value-type="float">
            <text:p>260,434</text:p>
          </table:table-cell>
          <table:table-cell office:value-type="float" office:value="0.0042886" calcext:value-type="float">
            <text:p>0,0042886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1.39515" calcext:value-type="float">
            <text:p>1,39515</text:p>
          </table:table-cell>
          <table:table-cell office:value-type="float" office:value="5862.03" calcext:value-type="float">
            <text:p>5862,03</text:p>
          </table:table-cell>
          <table:table-cell/>
          <table:table-cell office:value-type="float" office:value="1.2" calcext:value-type="float">
            <text:p>1,2</text:p>
          </table:table-cell>
          <table:table-cell office:value-type="float" office:value="216.462" calcext:value-type="float">
            <text:p>216,462</text:p>
          </table:table-cell>
          <table:table-cell office:value-type="float" office:value="0.00381409" calcext:value-type="float">
            <text:p>0,00381409</text:p>
          </table:table-cell>
          <table:table-cell/>
          <table:table-cell office:value-type="float" office:value="1.2" calcext:value-type="float">
            <text:p>1,2</text:p>
          </table:table-cell>
          <table:table-cell office:value-type="float" office:value="3.87404" calcext:value-type="float">
            <text:p>3,87404</text:p>
          </table:table-cell>
          <table:table-cell office:value-type="float" office:value="13179" calcext:value-type="float">
            <text:p>13179</text:p>
          </table:table-cell>
          <table:table-cell/>
          <table:table-cell office:value-type="float" office:value="1.2" calcext:value-type="float">
            <text:p>1,2</text:p>
          </table:table-cell>
          <table:table-cell office:value-type="float" office:value="272.825" calcext:value-type="float">
            <text:p>272,825</text:p>
          </table:table-cell>
          <table:table-cell office:value-type="float" office:value="0.00736927" calcext:value-type="float">
            <text:p>0,00736927</text:p>
          </table:table-cell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float" office:value="1.39413" calcext:value-type="float">
            <text:p>1,39413</text:p>
          </table:table-cell>
          <table:table-cell office:value-type="float" office:value="6552.86" calcext:value-type="float">
            <text:p>6552,86</text:p>
          </table:table-cell>
          <table:table-cell/>
          <table:table-cell office:value-type="float" office:value="1.3" calcext:value-type="float">
            <text:p>1,3</text:p>
          </table:table-cell>
          <table:table-cell office:value-type="float" office:value="215.961" calcext:value-type="float">
            <text:p>215,961</text:p>
          </table:table-cell>
          <table:table-cell office:value-type="float" office:value="0.00474525" calcext:value-type="float">
            <text:p>0,00474525</text:p>
          </table:table-cell>
          <table:table-cell/>
          <table:table-cell office:value-type="float" office:value="1.3" calcext:value-type="float">
            <text:p>1,3</text:p>
          </table:table-cell>
          <table:table-cell office:value-type="float" office:value="3.86909" calcext:value-type="float">
            <text:p>3,86909</text:p>
          </table:table-cell>
          <table:table-cell office:value-type="float" office:value="13306.3" calcext:value-type="float">
            <text:p>13306,3</text:p>
          </table:table-cell>
          <table:table-cell/>
          <table:table-cell office:value-type="float" office:value="1.3" calcext:value-type="float">
            <text:p>1,3</text:p>
          </table:table-cell>
          <table:table-cell office:value-type="float" office:value="249.541" calcext:value-type="float">
            <text:p>249,541</text:p>
          </table:table-cell>
          <table:table-cell office:value-type="float" office:value="0.0081276" calcext:value-type="float">
            <text:p>0,0081276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float" office:value="1.39461" calcext:value-type="float">
            <text:p>1,39461</text:p>
          </table:table-cell>
          <table:table-cell office:value-type="float" office:value="7157.75" calcext:value-type="float">
            <text:p>7157,75</text:p>
          </table:table-cell>
          <table:table-cell/>
          <table:table-cell office:value-type="float" office:value="1.4" calcext:value-type="float">
            <text:p>1,4</text:p>
          </table:table-cell>
          <table:table-cell office:value-type="float" office:value="217.332" calcext:value-type="float">
            <text:p>217,332</text:p>
          </table:table-cell>
          <table:table-cell office:value-type="float" office:value="0.00568924" calcext:value-type="float">
            <text:p>0,00568924</text:p>
          </table:table-cell>
          <table:table-cell/>
          <table:table-cell office:value-type="float" office:value="1.4" calcext:value-type="float">
            <text:p>1,4</text:p>
          </table:table-cell>
          <table:table-cell office:value-type="float" office:value="3.88151" calcext:value-type="float">
            <text:p>3,88151</text:p>
          </table:table-cell>
          <table:table-cell office:value-type="float" office:value="13424.4" calcext:value-type="float">
            <text:p>13424,4</text:p>
          </table:table-cell>
          <table:table-cell/>
          <table:table-cell office:value-type="float" office:value="1.4" calcext:value-type="float">
            <text:p>1,4</text:p>
          </table:table-cell>
          <table:table-cell office:value-type="float" office:value="257.413" calcext:value-type="float">
            <text:p>257,413</text:p>
          </table:table-cell>
          <table:table-cell office:value-type="float" office:value="0.010249" calcext:value-type="float">
            <text:p>0,010249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1.39524" calcext:value-type="float">
            <text:p>1,39524</text:p>
          </table:table-cell>
          <table:table-cell office:value-type="float" office:value="7679.27" calcext:value-type="float">
            <text:p>7679,27</text:p>
          </table:table-cell>
          <table:table-cell/>
          <table:table-cell office:value-type="float" office:value="1.5" calcext:value-type="float">
            <text:p>1,5</text:p>
          </table:table-cell>
          <table:table-cell office:value-type="float" office:value="215.677" calcext:value-type="float">
            <text:p>215,677</text:p>
          </table:table-cell>
          <table:table-cell office:value-type="float" office:value="0.00830353" calcext:value-type="float">
            <text:p>0,00830353</text:p>
          </table:table-cell>
          <table:table-cell/>
          <table:table-cell office:value-type="float" office:value="1.5" calcext:value-type="float">
            <text:p>1,5</text:p>
          </table:table-cell>
          <table:table-cell office:value-type="float" office:value="3.87627" calcext:value-type="float">
            <text:p>3,87627</text:p>
          </table:table-cell>
          <table:table-cell office:value-type="float" office:value="13536.4" calcext:value-type="float">
            <text:p>13536,4</text:p>
          </table:table-cell>
          <table:table-cell/>
          <table:table-cell office:value-type="float" office:value="1.5" calcext:value-type="float">
            <text:p>1,5</text:p>
          </table:table-cell>
          <table:table-cell office:value-type="float" office:value="257.22" calcext:value-type="float">
            <text:p>257,22</text:p>
          </table:table-cell>
          <table:table-cell office:value-type="float" office:value="0.0291998" calcext:value-type="float">
            <text:p>0,0291998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float" office:value="1.39541" calcext:value-type="float">
            <text:p>1,39541</text:p>
          </table:table-cell>
          <table:table-cell office:value-type="float" office:value="8139.9" calcext:value-type="float">
            <text:p>8139,9</text:p>
          </table:table-cell>
          <table:table-cell/>
          <table:table-cell office:value-type="float" office:value="1.6" calcext:value-type="float">
            <text:p>1,6</text:p>
          </table:table-cell>
          <table:table-cell office:value-type="float" office:value="215.728" calcext:value-type="float">
            <text:p>215,728</text:p>
          </table:table-cell>
          <table:table-cell office:value-type="float" office:value="0.0113197" calcext:value-type="float">
            <text:p>0,0113197</text:p>
          </table:table-cell>
          <table:table-cell/>
          <table:table-cell office:value-type="float" office:value="1.6" calcext:value-type="float">
            <text:p>1,6</text:p>
          </table:table-cell>
          <table:table-cell office:value-type="float" office:value="3.88027" calcext:value-type="float">
            <text:p>3,88027</text:p>
          </table:table-cell>
          <table:table-cell office:value-type="float" office:value="13629.4" calcext:value-type="float">
            <text:p>13629,4</text:p>
          </table:table-cell>
          <table:table-cell/>
          <table:table-cell office:value-type="float" office:value="1.6" calcext:value-type="float">
            <text:p>1,6</text:p>
          </table:table-cell>
          <table:table-cell office:value-type="float" office:value="224.021" calcext:value-type="float">
            <text:p>224,021</text:p>
          </table:table-cell>
          <table:table-cell office:value-type="float" office:value="0.0515032" calcext:value-type="float">
            <text:p>0,0515032</text:p>
          </table:table-cell>
        </table:table-row>
        <table:table-row table:style-name="ro1">
          <table:table-cell office:value-type="float" office:value="1.7" calcext:value-type="float">
            <text:p>1,7</text:p>
          </table:table-cell>
          <table:table-cell office:value-type="float" office:value="1.39642" calcext:value-type="float">
            <text:p>1,39642</text:p>
          </table:table-cell>
          <table:table-cell office:value-type="float" office:value="8536.1" calcext:value-type="float">
            <text:p>8536,1</text:p>
          </table:table-cell>
          <table:table-cell/>
          <table:table-cell office:value-type="float" office:value="1.7" calcext:value-type="float">
            <text:p>1,7</text:p>
          </table:table-cell>
          <table:table-cell office:value-type="float" office:value="212.848" calcext:value-type="float">
            <text:p>212,848</text:p>
          </table:table-cell>
          <table:table-cell office:value-type="float" office:value="0.017255" calcext:value-type="float">
            <text:p>0,017255</text:p>
          </table:table-cell>
          <table:table-cell/>
          <table:table-cell office:value-type="float" office:value="1.7" calcext:value-type="float">
            <text:p>1,7</text:p>
          </table:table-cell>
          <table:table-cell office:value-type="float" office:value="3.87723" calcext:value-type="float">
            <text:p>3,87723</text:p>
          </table:table-cell>
          <table:table-cell office:value-type="float" office:value="13720.8" calcext:value-type="float">
            <text:p>13720,8</text:p>
          </table:table-cell>
          <table:table-cell/>
          <table:table-cell office:value-type="float" office:value="1.7" calcext:value-type="float">
            <text:p>1,7</text:p>
          </table:table-cell>
          <table:table-cell office:value-type="float" office:value="214.23" calcext:value-type="float">
            <text:p>214,23</text:p>
          </table:table-cell>
          <table:table-cell office:value-type="float" office:value="0.093401" calcext:value-type="float">
            <text:p>0,093401</text:p>
          </table:table-cell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1.3952" calcext:value-type="float">
            <text:p>1,3952</text:p>
          </table:table-cell>
          <table:table-cell office:value-type="float" office:value="8909.22" calcext:value-type="float">
            <text:p>8909,22</text:p>
          </table:table-cell>
          <table:table-cell/>
          <table:table-cell office:value-type="float" office:value="1.8" calcext:value-type="float">
            <text:p>1,8</text:p>
          </table:table-cell>
          <table:table-cell office:value-type="float" office:value="212.588" calcext:value-type="float">
            <text:p>212,588</text:p>
          </table:table-cell>
          <table:table-cell office:value-type="float" office:value="0.026207" calcext:value-type="float">
            <text:p>0,026207</text:p>
          </table:table-cell>
          <table:table-cell/>
          <table:table-cell office:value-type="float" office:value="1.8" calcext:value-type="float">
            <text:p>1,8</text:p>
          </table:table-cell>
          <table:table-cell office:value-type="float" office:value="3.87497" calcext:value-type="float">
            <text:p>3,87497</text:p>
          </table:table-cell>
          <table:table-cell office:value-type="float" office:value="13768.6" calcext:value-type="float">
            <text:p>13768,6</text:p>
          </table:table-cell>
          <table:table-cell/>
          <table:table-cell office:value-type="float" office:value="1.8" calcext:value-type="float">
            <text:p>1,8</text:p>
          </table:table-cell>
          <table:table-cell office:value-type="float" office:value="54.3016" calcext:value-type="float">
            <text:p>54,3016</text:p>
          </table:table-cell>
          <table:table-cell office:value-type="float" office:value="6.43285" calcext:value-type="float">
            <text:p>6,43285</text:p>
          </table:table-cell>
        </table:table-row>
        <table:table-row table:style-name="ro1">
          <table:table-cell office:value-type="float" office:value="1.9" calcext:value-type="float">
            <text:p>1,9</text:p>
          </table:table-cell>
          <table:table-cell office:value-type="float" office:value="1.39668" calcext:value-type="float">
            <text:p>1,39668</text:p>
          </table:table-cell>
          <table:table-cell office:value-type="float" office:value="9242.45" calcext:value-type="float">
            <text:p>9242,45</text:p>
          </table:table-cell>
          <table:table-cell/>
          <table:table-cell office:value-type="float" office:value="1.9" calcext:value-type="float">
            <text:p>1,9</text:p>
          </table:table-cell>
          <table:table-cell office:value-type="float" office:value="209.711" calcext:value-type="float">
            <text:p>209,711</text:p>
          </table:table-cell>
          <table:table-cell office:value-type="float" office:value="0.0370379" calcext:value-type="float">
            <text:p>0,0370379</text:p>
          </table:table-cell>
          <table:table-cell/>
          <table:table-cell office:value-type="float" office:value="1.9" calcext:value-type="float">
            <text:p>1,9</text:p>
          </table:table-cell>
          <table:table-cell office:value-type="float" office:value="3.87102" calcext:value-type="float">
            <text:p>3,87102</text:p>
          </table:table-cell>
          <table:table-cell office:value-type="float" office:value="13831.5" calcext:value-type="float">
            <text:p>13831,5</text:p>
          </table:table-cell>
          <table:table-cell/>
          <table:table-cell office:value-type="float" office:value="1.9" calcext:value-type="float">
            <text:p>1,9</text:p>
          </table:table-cell>
          <table:table-cell office:value-type="float" office:value="1.13697" calcext:value-type="float">
            <text:p>1,13697</text:p>
          </table:table-cell>
          <table:table-cell office:value-type="float" office:value="116.328" calcext:value-type="float">
            <text:p>116,3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9479" calcext:value-type="float">
            <text:p>1,39479</text:p>
          </table:table-cell>
          <table:table-cell office:value-type="float" office:value="9500.88" calcext:value-type="float">
            <text:p>9500,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3.137" calcext:value-type="float">
            <text:p>203,137</text:p>
          </table:table-cell>
          <table:table-cell office:value-type="float" office:value="0.11709" calcext:value-type="float">
            <text:p>0,1170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8783" calcext:value-type="float">
            <text:p>3,8783</text:p>
          </table:table-cell>
          <table:table-cell office:value-type="float" office:value="13905.4" calcext:value-type="float">
            <text:p>13905,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466024" calcext:value-type="float">
            <text:p>0,466024</text:p>
          </table:table-cell>
          <table:table-cell office:value-type="float" office:value="255.393" calcext:value-type="float">
            <text:p>255,393</text:p>
          </table:table-cell>
        </table:table-row>
        <table:table-row table:style-name="ro1">
          <table:table-cell office:value-type="float" office:value="2.1" calcext:value-type="float">
            <text:p>2,1</text:p>
          </table:table-cell>
          <table:table-cell office:value-type="float" office:value="1.39639" calcext:value-type="float">
            <text:p>1,39639</text:p>
          </table:table-cell>
          <table:table-cell office:value-type="float" office:value="9765.96" calcext:value-type="float">
            <text:p>9765,96</text:p>
          </table:table-cell>
          <table:table-cell/>
          <table:table-cell office:value-type="float" office:value="2.1" calcext:value-type="float">
            <text:p>2,1</text:p>
          </table:table-cell>
          <table:table-cell office:value-type="float" office:value="182.641" calcext:value-type="float">
            <text:p>182,641</text:p>
          </table:table-cell>
          <table:table-cell office:value-type="float" office:value="0.46494" calcext:value-type="float">
            <text:p>0,46494</text:p>
          </table:table-cell>
          <table:table-cell/>
          <table:table-cell office:value-type="float" office:value="2.1" calcext:value-type="float">
            <text:p>2,1</text:p>
          </table:table-cell>
          <table:table-cell office:value-type="float" office:value="3.87097" calcext:value-type="float">
            <text:p>3,87097</text:p>
          </table:table-cell>
          <table:table-cell office:value-type="float" office:value="13930.3" calcext:value-type="float">
            <text:p>13930,3</text:p>
          </table:table-cell>
          <table:table-cell/>
          <table:table-cell office:value-type="float" office:value="2.1" calcext:value-type="float">
            <text:p>2,1</text:p>
          </table:table-cell>
          <table:table-cell office:value-type="float" office:value="0.409101" calcext:value-type="float">
            <text:p>0,409101</text:p>
          </table:table-cell>
          <table:table-cell office:value-type="float" office:value="391.446" calcext:value-type="float">
            <text:p>391,446</text:p>
          </table:table-cell>
        </table:table-row>
        <table:table-row table:style-name="ro1">
          <table:table-cell office:value-type="float" office:value="2.2" calcext:value-type="float">
            <text:p>2,2</text:p>
          </table:table-cell>
          <table:table-cell office:value-type="float" office:value="1.39475" calcext:value-type="float">
            <text:p>1,39475</text:p>
          </table:table-cell>
          <table:table-cell office:value-type="float" office:value="10008.9" calcext:value-type="float">
            <text:p>10008,9</text:p>
          </table:table-cell>
          <table:table-cell/>
          <table:table-cell office:value-type="float" office:value="2.2" calcext:value-type="float">
            <text:p>2,2</text:p>
          </table:table-cell>
          <table:table-cell office:value-type="float" office:value="22.595" calcext:value-type="float">
            <text:p>22,595</text:p>
          </table:table-cell>
          <table:table-cell office:value-type="float" office:value="35.4945" calcext:value-type="float">
            <text:p>35,4945</text:p>
          </table:table-cell>
          <table:table-cell/>
          <table:table-cell office:value-type="float" office:value="2.2" calcext:value-type="float">
            <text:p>2,2</text:p>
          </table:table-cell>
          <table:table-cell office:value-type="float" office:value="3.87288" calcext:value-type="float">
            <text:p>3,87288</text:p>
          </table:table-cell>
          <table:table-cell office:value-type="float" office:value="13986" calcext:value-type="float">
            <text:p>13986</text:p>
          </table:table-cell>
          <table:table-cell/>
          <table:table-cell office:value-type="float" office:value="2.2" calcext:value-type="float">
            <text:p>2,2</text:p>
          </table:table-cell>
          <table:table-cell office:value-type="float" office:value="0.400799" calcext:value-type="float">
            <text:p>0,400799</text:p>
          </table:table-cell>
          <table:table-cell office:value-type="float" office:value="507.831" calcext:value-type="float">
            <text:p>507,831</text:p>
          </table:table-cell>
        </table:table-row>
        <table:table-row table:style-name="ro1">
          <table:table-cell office:value-type="float" office:value="2.3" calcext:value-type="float">
            <text:p>2,3</text:p>
          </table:table-cell>
          <table:table-cell office:value-type="float" office:value="1.3963" calcext:value-type="float">
            <text:p>1,3963</text:p>
          </table:table-cell>
          <table:table-cell office:value-type="float" office:value="10225.6" calcext:value-type="float">
            <text:p>10225,6</text:p>
          </table:table-cell>
          <table:table-cell/>
          <table:table-cell office:value-type="float" office:value="2.3" calcext:value-type="float">
            <text:p>2,3</text:p>
          </table:table-cell>
          <table:table-cell office:value-type="float" office:value="0.769062" calcext:value-type="float">
            <text:p>0,769062</text:p>
          </table:table-cell>
          <table:table-cell office:value-type="float" office:value="224.014" calcext:value-type="float">
            <text:p>224,014</text:p>
          </table:table-cell>
          <table:table-cell/>
          <table:table-cell office:value-type="float" office:value="2.3" calcext:value-type="float">
            <text:p>2,3</text:p>
          </table:table-cell>
          <table:table-cell office:value-type="float" office:value="3.87059" calcext:value-type="float">
            <text:p>3,87059</text:p>
          </table:table-cell>
          <table:table-cell office:value-type="float" office:value="14026.3" calcext:value-type="float">
            <text:p>14026,3</text:p>
          </table:table-cell>
          <table:table-cell/>
          <table:table-cell office:value-type="float" office:value="2.3" calcext:value-type="float">
            <text:p>2,3</text:p>
          </table:table-cell>
          <table:table-cell office:value-type="float" office:value="0.400358" calcext:value-type="float">
            <text:p>0,400358</text:p>
          </table:table-cell>
          <table:table-cell office:value-type="float" office:value="617.938" calcext:value-type="float">
            <text:p>617,938</text:p>
          </table:table-cell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1.3957" calcext:value-type="float">
            <text:p>1,3957</text:p>
          </table:table-cell>
          <table:table-cell office:value-type="float" office:value="10422.5" calcext:value-type="float">
            <text:p>10422,5</text:p>
          </table:table-cell>
          <table:table-cell/>
          <table:table-cell office:value-type="float" office:value="2.4" calcext:value-type="float">
            <text:p>2,4</text:p>
          </table:table-cell>
          <table:table-cell office:value-type="float" office:value="0.507343" calcext:value-type="float">
            <text:p>0,507343</text:p>
          </table:table-cell>
          <table:table-cell office:value-type="float" office:value="427.481" calcext:value-type="float">
            <text:p>427,481</text:p>
          </table:table-cell>
          <table:table-cell/>
          <table:table-cell office:value-type="float" office:value="2.4" calcext:value-type="float">
            <text:p>2,4</text:p>
          </table:table-cell>
          <table:table-cell office:value-type="float" office:value="3.8765" calcext:value-type="float">
            <text:p>3,8765</text:p>
          </table:table-cell>
          <table:table-cell office:value-type="float" office:value="14071.5" calcext:value-type="float">
            <text:p>14071,5</text:p>
          </table:table-cell>
          <table:table-cell/>
          <table:table-cell office:value-type="float" office:value="2.4" calcext:value-type="float">
            <text:p>2,4</text:p>
          </table:table-cell>
          <table:table-cell office:value-type="float" office:value="0.399167" calcext:value-type="float">
            <text:p>0,399167</text:p>
          </table:table-cell>
          <table:table-cell office:value-type="float" office:value="718.17" calcext:value-type="float">
            <text:p>718,17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1.39579" calcext:value-type="float">
            <text:p>1,39579</text:p>
          </table:table-cell>
          <table:table-cell office:value-type="float" office:value="10607.8" calcext:value-type="float">
            <text:p>10607,8</text:p>
          </table:table-cell>
          <table:table-cell/>
          <table:table-cell office:value-type="float" office:value="2.5" calcext:value-type="float">
            <text:p>2,5</text:p>
          </table:table-cell>
          <table:table-cell office:value-type="float" office:value="0.478351" calcext:value-type="float">
            <text:p>0,478351</text:p>
          </table:table-cell>
          <table:table-cell office:value-type="float" office:value="613.317" calcext:value-type="float">
            <text:p>613,317</text:p>
          </table:table-cell>
          <table:table-cell/>
          <table:table-cell office:value-type="float" office:value="2.5" calcext:value-type="float">
            <text:p>2,5</text:p>
          </table:table-cell>
          <table:table-cell office:value-type="float" office:value="3.87759" calcext:value-type="float">
            <text:p>3,87759</text:p>
          </table:table-cell>
          <table:table-cell office:value-type="float" office:value="14111.1" calcext:value-type="float">
            <text:p>14111,1</text:p>
          </table:table-cell>
          <table:table-cell/>
          <table:table-cell office:value-type="float" office:value="2.5" calcext:value-type="float">
            <text:p>2,5</text:p>
          </table:table-cell>
          <table:table-cell office:value-type="float" office:value="0.397764" calcext:value-type="float">
            <text:p>0,397764</text:p>
          </table:table-cell>
          <table:table-cell office:value-type="float" office:value="801.488" calcext:value-type="float">
            <text:p>801,488</text:p>
          </table:table-cell>
        </table:table-row>
        <table:table-row table:style-name="ro1">
          <table:table-cell office:value-type="float" office:value="2.6" calcext:value-type="float">
            <text:p>2,6</text:p>
          </table:table-cell>
          <table:table-cell office:value-type="float" office:value="1.39444" calcext:value-type="float">
            <text:p>1,39444</text:p>
          </table:table-cell>
          <table:table-cell office:value-type="float" office:value="10772.7" calcext:value-type="float">
            <text:p>10772,7</text:p>
          </table:table-cell>
          <table:table-cell/>
          <table:table-cell office:value-type="float" office:value="2.6" calcext:value-type="float">
            <text:p>2,6</text:p>
          </table:table-cell>
          <table:table-cell office:value-type="float" office:value="0.469078" calcext:value-type="float">
            <text:p>0,469078</text:p>
          </table:table-cell>
          <table:table-cell office:value-type="float" office:value="788.974" calcext:value-type="float">
            <text:p>788,974</text:p>
          </table:table-cell>
          <table:table-cell/>
          <table:table-cell office:value-type="float" office:value="2.6" calcext:value-type="float">
            <text:p>2,6</text:p>
          </table:table-cell>
          <table:table-cell office:value-type="float" office:value="3.87509" calcext:value-type="float">
            <text:p>3,87509</text:p>
          </table:table-cell>
          <table:table-cell office:value-type="float" office:value="14165.3" calcext:value-type="float">
            <text:p>14165,3</text:p>
          </table:table-cell>
          <table:table-cell/>
          <table:table-cell office:value-type="float" office:value="2.6" calcext:value-type="float">
            <text:p>2,6</text:p>
          </table:table-cell>
          <table:table-cell office:value-type="float" office:value="0.397463" calcext:value-type="float">
            <text:p>0,397463</text:p>
          </table:table-cell>
          <table:table-cell office:value-type="float" office:value="888.365" calcext:value-type="float">
            <text:p>888,365</text:p>
          </table:table-cell>
        </table:table-row>
        <table:table-row table:style-name="ro1">
          <table:table-cell office:value-type="float" office:value="2.7" calcext:value-type="float">
            <text:p>2,7</text:p>
          </table:table-cell>
          <table:table-cell office:value-type="float" office:value="1.39437" calcext:value-type="float">
            <text:p>1,39437</text:p>
          </table:table-cell>
          <table:table-cell office:value-type="float" office:value="10911.2" calcext:value-type="float">
            <text:p>10911,2</text:p>
          </table:table-cell>
          <table:table-cell/>
          <table:table-cell office:value-type="float" office:value="2.7" calcext:value-type="float">
            <text:p>2,7</text:p>
          </table:table-cell>
          <table:table-cell office:value-type="float" office:value="0.467902" calcext:value-type="float">
            <text:p>0,467902</text:p>
          </table:table-cell>
          <table:table-cell office:value-type="float" office:value="933.796" calcext:value-type="float">
            <text:p>933,796</text:p>
          </table:table-cell>
          <table:table-cell/>
          <table:table-cell office:value-type="float" office:value="2.7" calcext:value-type="float">
            <text:p>2,7</text:p>
          </table:table-cell>
          <table:table-cell office:value-type="float" office:value="3.881" calcext:value-type="float">
            <text:p>3,881</text:p>
          </table:table-cell>
          <table:table-cell office:value-type="float" office:value="14180.7" calcext:value-type="float">
            <text:p>14180,7</text:p>
          </table:table-cell>
          <table:table-cell/>
          <table:table-cell office:value-type="float" office:value="2.7" calcext:value-type="float">
            <text:p>2,7</text:p>
          </table:table-cell>
          <table:table-cell office:value-type="float" office:value="0.39908" calcext:value-type="float">
            <text:p>0,39908</text:p>
          </table:table-cell>
          <table:table-cell office:value-type="float" office:value="976.958" calcext:value-type="float">
            <text:p>976,958</text:p>
          </table:table-cell>
        </table:table-row>
        <table:table-row table:style-name="ro1">
          <table:table-cell office:value-type="float" office:value="2.8" calcext:value-type="float">
            <text:p>2,8</text:p>
          </table:table-cell>
          <table:table-cell office:value-type="float" office:value="1.39509" calcext:value-type="float">
            <text:p>1,39509</text:p>
          </table:table-cell>
          <table:table-cell office:value-type="float" office:value="11076.5" calcext:value-type="float">
            <text:p>11076,5</text:p>
          </table:table-cell>
          <table:table-cell/>
          <table:table-cell office:value-type="float" office:value="2.8" calcext:value-type="float">
            <text:p>2,8</text:p>
          </table:table-cell>
          <table:table-cell office:value-type="float" office:value="0.46771" calcext:value-type="float">
            <text:p>0,46771</text:p>
          </table:table-cell>
          <table:table-cell office:value-type="float" office:value="1088.53" calcext:value-type="float">
            <text:p>1088,53</text:p>
          </table:table-cell>
          <table:table-cell/>
          <table:table-cell office:value-type="float" office:value="2.8" calcext:value-type="float">
            <text:p>2,8</text:p>
          </table:table-cell>
          <table:table-cell office:value-type="float" office:value="3.87124" calcext:value-type="float">
            <text:p>3,87124</text:p>
          </table:table-cell>
          <table:table-cell office:value-type="float" office:value="14211.8" calcext:value-type="float">
            <text:p>14211,8</text:p>
          </table:table-cell>
          <table:table-cell/>
          <table:table-cell office:value-type="float" office:value="2.8" calcext:value-type="float">
            <text:p>2,8</text:p>
          </table:table-cell>
          <table:table-cell office:value-type="float" office:value="0.396937" calcext:value-type="float">
            <text:p>0,396937</text:p>
          </table:table-cell>
          <table:table-cell office:value-type="float" office:value="1036.5" calcext:value-type="float">
            <text:p>1036,5</text:p>
          </table:table-cell>
        </table:table-row>
        <table:table-row table:style-name="ro1">
          <table:table-cell office:value-type="float" office:value="2.9" calcext:value-type="float">
            <text:p>2,9</text:p>
          </table:table-cell>
          <table:table-cell office:value-type="float" office:value="1.39513" calcext:value-type="float">
            <text:p>1,39513</text:p>
          </table:table-cell>
          <table:table-cell office:value-type="float" office:value="11200.9" calcext:value-type="float">
            <text:p>11200,9</text:p>
          </table:table-cell>
          <table:table-cell/>
          <table:table-cell office:value-type="float" office:value="2.9" calcext:value-type="float">
            <text:p>2,9</text:p>
          </table:table-cell>
          <table:table-cell office:value-type="float" office:value="0.466545" calcext:value-type="float">
            <text:p>0,466545</text:p>
          </table:table-cell>
          <table:table-cell office:value-type="float" office:value="1219.64" calcext:value-type="float">
            <text:p>1219,64</text:p>
          </table:table-cell>
          <table:table-cell/>
          <table:table-cell office:value-type="float" office:value="2.9" calcext:value-type="float">
            <text:p>2,9</text:p>
          </table:table-cell>
          <table:table-cell office:value-type="float" office:value="3.87805" calcext:value-type="float">
            <text:p>3,87805</text:p>
          </table:table-cell>
          <table:table-cell office:value-type="float" office:value="14245.4" calcext:value-type="float">
            <text:p>14245,4</text:p>
          </table:table-cell>
          <table:table-cell/>
          <table:table-cell office:value-type="float" office:value="2.9" calcext:value-type="float">
            <text:p>2,9</text:p>
          </table:table-cell>
          <table:table-cell office:value-type="float" office:value="0.397478" calcext:value-type="float">
            <text:p>0,397478</text:p>
          </table:table-cell>
          <table:table-cell office:value-type="float" office:value="1103.9" calcext:value-type="float">
            <text:p>1103,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39755" calcext:value-type="float">
            <text:p>1,39755</text:p>
          </table:table-cell>
          <table:table-cell office:value-type="float" office:value="11354.3" calcext:value-type="float">
            <text:p>11354,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466006" calcext:value-type="float">
            <text:p>0,466006</text:p>
          </table:table-cell>
          <table:table-cell office:value-type="float" office:value="1339.28" calcext:value-type="float">
            <text:p>1339,2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87118" calcext:value-type="float">
            <text:p>3,87118</text:p>
          </table:table-cell>
          <table:table-cell office:value-type="float" office:value="14267.2" calcext:value-type="float">
            <text:p>14267,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39825" calcext:value-type="float">
            <text:p>0,39825</text:p>
          </table:table-cell>
          <table:table-cell office:value-type="float" office:value="1175.45" calcext:value-type="float">
            <text:p>1175,45</text:p>
          </table:table-cell>
        </table:table-row>
        <table:table-row table:style-name="ro1">
          <table:table-cell office:value-type="float" office:value="3.1" calcext:value-type="float">
            <text:p>3,1</text:p>
          </table:table-cell>
          <table:table-cell office:value-type="float" office:value="1.39457" calcext:value-type="float">
            <text:p>1,39457</text:p>
          </table:table-cell>
          <table:table-cell office:value-type="float" office:value="11452.3" calcext:value-type="float">
            <text:p>11452,3</text:p>
          </table:table-cell>
          <table:table-cell/>
          <table:table-cell office:value-type="float" office:value="3.1" calcext:value-type="float">
            <text:p>3,1</text:p>
          </table:table-cell>
          <table:table-cell office:value-type="float" office:value="0.465898" calcext:value-type="float">
            <text:p>0,465898</text:p>
          </table:table-cell>
          <table:table-cell office:value-type="float" office:value="1460.74" calcext:value-type="float">
            <text:p>1460,74</text:p>
          </table:table-cell>
          <table:table-cell/>
          <table:table-cell office:value-type="float" office:value="3.1" calcext:value-type="float">
            <text:p>3,1</text:p>
          </table:table-cell>
          <table:table-cell office:value-type="float" office:value="3.87612" calcext:value-type="float">
            <text:p>3,87612</text:p>
          </table:table-cell>
          <table:table-cell office:value-type="float" office:value="14290.4" calcext:value-type="float">
            <text:p>14290,4</text:p>
          </table:table-cell>
          <table:table-cell/>
          <table:table-cell office:value-type="float" office:value="3.1" calcext:value-type="float">
            <text:p>3,1</text:p>
          </table:table-cell>
          <table:table-cell office:value-type="float" office:value="0.396858" calcext:value-type="float">
            <text:p>0,396858</text:p>
          </table:table-cell>
          <table:table-cell office:value-type="float" office:value="1227.89" calcext:value-type="float">
            <text:p>1227,89</text:p>
          </table:table-cell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1.39594" calcext:value-type="float">
            <text:p>1,39594</text:p>
          </table:table-cell>
          <table:table-cell office:value-type="float" office:value="11555.9" calcext:value-type="float">
            <text:p>11555,9</text:p>
          </table:table-cell>
          <table:table-cell/>
          <table:table-cell office:value-type="float" office:value="3.2" calcext:value-type="float">
            <text:p>3,2</text:p>
          </table:table-cell>
          <table:table-cell office:value-type="float" office:value="0.46544" calcext:value-type="float">
            <text:p>0,46544</text:p>
          </table:table-cell>
          <table:table-cell office:value-type="float" office:value="1568.18" calcext:value-type="float">
            <text:p>1568,18</text:p>
          </table:table-cell>
          <table:table-cell/>
          <table:table-cell office:value-type="float" office:value="3.2" calcext:value-type="float">
            <text:p>3,2</text:p>
          </table:table-cell>
          <table:table-cell office:value-type="float" office:value="3.87383" calcext:value-type="float">
            <text:p>3,87383</text:p>
          </table:table-cell>
          <table:table-cell office:value-type="float" office:value="14317.8" calcext:value-type="float">
            <text:p>14317,8</text:p>
          </table:table-cell>
          <table:table-cell/>
          <table:table-cell office:value-type="float" office:value="3.2" calcext:value-type="float">
            <text:p>3,2</text:p>
          </table:table-cell>
          <table:table-cell office:value-type="float" office:value="0.397363" calcext:value-type="float">
            <text:p>0,397363</text:p>
          </table:table-cell>
          <table:table-cell office:value-type="float" office:value="1283.18" calcext:value-type="float">
            <text:p>1283,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5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05T19:42:48.766890631</dc:date>
    <meta:editing-duration>PT1H51M34S</meta:editing-duration>
    <meta:editing-cycles>1</meta:editing-cycles>
    <meta:document-statistic meta:table-count="1" meta:cell-count="404" meta:object-count="1"/>
    <meta:generator>LibreOffice/5.0.3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6cm" svg:height="9.006cm" xlink:href=".." xlink:type="simple" chart:class="chart:scatter" chart:column-mapping="0 1 4 3 2" chart:style-name="ch1">
        <chart:legend chart:legend-position="end" svg:x="13.164cm" svg:y="3.457cm" style:legend-expansion="high" chart:style-name="ch2"/>
        <chart:plot-area chart:style-name="ch3" table:cell-range-address="hiddenDataAppearancelength_100_apperance_1.A3:hiddenDataAppearancelength_100_apperance_1.B34 hiddenDataAppearancelength_100_apperance_1.N3:hiddenDataAppearancelength_100_apperance_1.N34 hiddenDataAppearancelength_100_apperance_1.J3:hiddenDataAppearancelength_100_apperance_1.J34 hiddenDataAppearancelength_100_apperance_1.F3:hiddenDataAppearancelength_100_apperance_1.F34" svg:x="0.32cm" svg:y="0.18cm" svg:width="12.524cm" svg:height="8.646cm">
          <chartooo:coordinate-region svg:x="1.312cm" svg:y="0.379cm" svg:width="11.292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iddenDataAppearancelength_100_apperance_1.B3:hiddenDataAppearancelength_100_apperance_1.B34" chart:class="chart:scatter">
            <chart:domain table:cell-range-address="hiddenDataAppearancelength_100_apperance_1.A3:hiddenDataAppearancelength_100_apperance_1.A34"/>
            <chart:data-point chart:repeated="32"/>
          </chart:series>
          <chart:series chart:style-name="ch7" chart:values-cell-range-address="hiddenDataAppearancelength_100_apperance_1.N3:hiddenDataAppearancelength_100_apperance_1.N34" chart:class="chart:scatter">
            <chart:domain table:cell-range-address="hiddenDataAppearancelength_100_apperance_1.M3:hiddenDataAppearancelength_100_apperance_1.M34"/>
            <chart:data-point chart:repeated="32"/>
          </chart:series>
          <chart:series chart:style-name="ch8" chart:values-cell-range-address="hiddenDataAppearancelength_100_apperance_1.J3:hiddenDataAppearancelength_100_apperance_1.J34" chart:class="chart:scatter">
            <chart:domain table:cell-range-address="hiddenDataAppearancelength_100_apperance_1.I3:hiddenDataAppearancelength_100_apperance_1.I34"/>
            <chart:data-point chart:repeated="32"/>
          </chart:series>
          <chart:series chart:style-name="ch9" chart:values-cell-range-address="hiddenDataAppearancelength_100_apperance_1.F3:hiddenDataAppearancelength_100_apperance_1.F34" chart:class="chart:scatter">
            <chart:domain table:cell-range-address="hiddenDataAppearancelength_100_apperance_1.E3:hiddenDataAppearancelength_100_apperance_1.E34"/>
            <chart:data-point chart:repeated="3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hiddenDataAppearancelength_100_apperance_1.A3:hiddenDataAppearancelength_100_apperance_1.A34</svg:desc>
                </draw:g>
              </table:table-cell>
              <table:table-cell office:value-type="float" office:value="760.798">
                <text:p>760.798</text:p>
                <draw:g>
                  <svg:desc>hiddenDataAppearancelength_100_apperance_1.B3:hiddenDataAppearancelength_100_apperance_1.B34</svg:desc>
                </draw:g>
              </table:table-cell>
              <table:table-cell office:value-type="float" office:value="0.1">
                <text:p>0.1</text:p>
                <draw:g>
                  <svg:desc>hiddenDataAppearancelength_100_apperance_1.M3:hiddenDataAppearancelength_100_apperance_1.M34</svg:desc>
                </draw:g>
              </table:table-cell>
              <table:table-cell office:value-type="float" office:value="531.308">
                <text:p>531.308</text:p>
                <draw:g>
                  <svg:desc>hiddenDataAppearancelength_100_apperance_1.N3:hiddenDataAppearancelength_100_apperance_1.N34</svg:desc>
                </draw:g>
              </table:table-cell>
              <table:table-cell office:value-type="float" office:value="0.1">
                <text:p>0.1</text:p>
                <draw:g>
                  <svg:desc>hiddenDataAppearancelength_100_apperance_1.I3:hiddenDataAppearancelength_100_apperance_1.I34</svg:desc>
                </draw:g>
              </table:table-cell>
              <table:table-cell office:value-type="float" office:value="2922.96">
                <text:p>2922.96</text:p>
                <draw:g>
                  <svg:desc>hiddenDataAppearancelength_100_apperance_1.J3:hiddenDataAppearancelength_100_apperance_1.J34</svg:desc>
                </draw:g>
              </table:table-cell>
              <table:table-cell office:value-type="float" office:value="0.1">
                <text:p>0.1</text:p>
                <draw:g>
                  <svg:desc>hiddenDataAppearancelength_100_apperance_1.E3:hiddenDataAppearancelength_100_apperance_1.E34</svg:desc>
                </draw:g>
              </table:table-cell>
              <table:table-cell office:value-type="float" office:value="351.256">
                <text:p>351.256</text:p>
                <draw:g>
                  <svg:desc>hiddenDataAppearancelength_100_apperance_1.F3:hiddenDataAppearancelength_100_apperance_1.F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686.426">
                <text:p>686.426</text:p>
              </table:table-cell>
              <table:table-cell office:value-type="float" office:value="0.2">
                <text:p>0.2</text:p>
              </table:table-cell>
              <table:table-cell office:value-type="float" office:value="265.679">
                <text:p>265.679</text:p>
              </table:table-cell>
              <table:table-cell office:value-type="float" office:value="0.2">
                <text:p>0.2</text:p>
              </table:table-cell>
              <table:table-cell office:value-type="float" office:value="3.88856">
                <text:p>3.88856</text:p>
              </table:table-cell>
              <table:table-cell office:value-type="float" office:value="0.2">
                <text:p>0.2</text:p>
              </table:table-cell>
              <table:table-cell office:value-type="float" office:value="275.988">
                <text:p>275.9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661.777">
                <text:p>661.777</text:p>
              </table:table-cell>
              <table:table-cell office:value-type="float" office:value="0.3">
                <text:p>0.3</text:p>
              </table:table-cell>
              <table:table-cell office:value-type="float" office:value="297.748">
                <text:p>297.748</text:p>
              </table:table-cell>
              <table:table-cell office:value-type="float" office:value="0.3">
                <text:p>0.3</text:p>
              </table:table-cell>
              <table:table-cell office:value-type="float" office:value="3.87224">
                <text:p>3.87224</text:p>
              </table:table-cell>
              <table:table-cell office:value-type="float" office:value="0.3">
                <text:p>0.3</text:p>
              </table:table-cell>
              <table:table-cell office:value-type="float" office:value="252.836">
                <text:p>252.8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648.885">
                <text:p>648.885</text:p>
              </table:table-cell>
              <table:table-cell office:value-type="float" office:value="0.4">
                <text:p>0.4</text:p>
              </table:table-cell>
              <table:table-cell office:value-type="float" office:value="331.493">
                <text:p>331.493</text:p>
              </table:table-cell>
              <table:table-cell office:value-type="float" office:value="0.4">
                <text:p>0.4</text:p>
              </table:table-cell>
              <table:table-cell office:value-type="float" office:value="3.87468">
                <text:p>3.87468</text:p>
              </table:table-cell>
              <table:table-cell office:value-type="float" office:value="0.4">
                <text:p>0.4</text:p>
              </table:table-cell>
              <table:table-cell office:value-type="float" office:value="240.008">
                <text:p>240.0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647.461">
                <text:p>647.461</text:p>
              </table:table-cell>
              <table:table-cell office:value-type="float" office:value="0.5">
                <text:p>0.5</text:p>
              </table:table-cell>
              <table:table-cell office:value-type="float" office:value="263.801">
                <text:p>263.801</text:p>
              </table:table-cell>
              <table:table-cell office:value-type="float" office:value="0.5">
                <text:p>0.5</text:p>
              </table:table-cell>
              <table:table-cell office:value-type="float" office:value="3.87191">
                <text:p>3.87191</text:p>
              </table:table-cell>
              <table:table-cell office:value-type="float" office:value="0.5">
                <text:p>0.5</text:p>
              </table:table-cell>
              <table:table-cell office:value-type="float" office:value="233.67">
                <text:p>233.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639.645">
                <text:p>639.645</text:p>
              </table:table-cell>
              <table:table-cell office:value-type="float" office:value="0.6">
                <text:p>0.6</text:p>
              </table:table-cell>
              <table:table-cell office:value-type="float" office:value="287.374">
                <text:p>287.374</text:p>
              </table:table-cell>
              <table:table-cell office:value-type="float" office:value="0.6">
                <text:p>0.6</text:p>
              </table:table-cell>
              <table:table-cell office:value-type="float" office:value="3.8742">
                <text:p>3.8742</text:p>
              </table:table-cell>
              <table:table-cell office:value-type="float" office:value="0.6">
                <text:p>0.6</text:p>
              </table:table-cell>
              <table:table-cell office:value-type="float" office:value="228.021">
                <text:p>228.0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562.401">
                <text:p>562.401</text:p>
              </table:table-cell>
              <table:table-cell office:value-type="float" office:value="0.7">
                <text:p>0.7</text:p>
              </table:table-cell>
              <table:table-cell office:value-type="float" office:value="272.242">
                <text:p>272.242</text:p>
              </table:table-cell>
              <table:table-cell office:value-type="float" office:value="0.7">
                <text:p>0.7</text:p>
              </table:table-cell>
              <table:table-cell office:value-type="float" office:value="3.87353">
                <text:p>3.87353</text:p>
              </table:table-cell>
              <table:table-cell office:value-type="float" office:value="0.7">
                <text:p>0.7</text:p>
              </table:table-cell>
              <table:table-cell office:value-type="float" office:value="224.206">
                <text:p>224.2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1.56779">
                <text:p>1.56779</text:p>
              </table:table-cell>
              <table:table-cell office:value-type="float" office:value="0.8">
                <text:p>0.8</text:p>
              </table:table-cell>
              <table:table-cell office:value-type="float" office:value="262.657">
                <text:p>262.657</text:p>
              </table:table-cell>
              <table:table-cell office:value-type="float" office:value="0.8">
                <text:p>0.8</text:p>
              </table:table-cell>
              <table:table-cell office:value-type="float" office:value="3.87281">
                <text:p>3.87281</text:p>
              </table:table-cell>
              <table:table-cell office:value-type="float" office:value="0.8">
                <text:p>0.8</text:p>
              </table:table-cell>
              <table:table-cell office:value-type="float" office:value="221.849">
                <text:p>221.8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1.40163">
                <text:p>1.40163</text:p>
              </table:table-cell>
              <table:table-cell office:value-type="float" office:value="0.9">
                <text:p>0.9</text:p>
              </table:table-cell>
              <table:table-cell office:value-type="float" office:value="284.373">
                <text:p>284.373</text:p>
              </table:table-cell>
              <table:table-cell office:value-type="float" office:value="0.9">
                <text:p>0.9</text:p>
              </table:table-cell>
              <table:table-cell office:value-type="float" office:value="3.87934">
                <text:p>3.87934</text:p>
              </table:table-cell>
              <table:table-cell office:value-type="float" office:value="0.9">
                <text:p>0.9</text:p>
              </table:table-cell>
              <table:table-cell office:value-type="float" office:value="220.913">
                <text:p>220.9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.39611">
                <text:p>1.39611</text:p>
              </table:table-cell>
              <table:table-cell office:value-type="float" office:value="1">
                <text:p>1</text:p>
              </table:table-cell>
              <table:table-cell office:value-type="float" office:value="256.634">
                <text:p>256.634</text:p>
              </table:table-cell>
              <table:table-cell office:value-type="float" office:value="1">
                <text:p>1</text:p>
              </table:table-cell>
              <table:table-cell office:value-type="float" office:value="3.87553">
                <text:p>3.87553</text:p>
              </table:table-cell>
              <table:table-cell office:value-type="float" office:value="1">
                <text:p>1</text:p>
              </table:table-cell>
              <table:table-cell office:value-type="float" office:value="218.396">
                <text:p>218.3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">
                <text:p>1.1</text:p>
              </table:table-cell>
              <table:table-cell office:value-type="float" office:value="1.39556">
                <text:p>1.39556</text:p>
              </table:table-cell>
              <table:table-cell office:value-type="float" office:value="1.1">
                <text:p>1.1</text:p>
              </table:table-cell>
              <table:table-cell office:value-type="float" office:value="260.434">
                <text:p>260.434</text:p>
              </table:table-cell>
              <table:table-cell office:value-type="float" office:value="1.1">
                <text:p>1.1</text:p>
              </table:table-cell>
              <table:table-cell office:value-type="float" office:value="3.88017">
                <text:p>3.88017</text:p>
              </table:table-cell>
              <table:table-cell office:value-type="float" office:value="1.1">
                <text:p>1.1</text:p>
              </table:table-cell>
              <table:table-cell office:value-type="float" office:value="217.612">
                <text:p>217.6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">
                <text:p>1.2</text:p>
              </table:table-cell>
              <table:table-cell office:value-type="float" office:value="1.39515">
                <text:p>1.39515</text:p>
              </table:table-cell>
              <table:table-cell office:value-type="float" office:value="1.2">
                <text:p>1.2</text:p>
              </table:table-cell>
              <table:table-cell office:value-type="float" office:value="272.825">
                <text:p>272.825</text:p>
              </table:table-cell>
              <table:table-cell office:value-type="float" office:value="1.2">
                <text:p>1.2</text:p>
              </table:table-cell>
              <table:table-cell office:value-type="float" office:value="3.87404">
                <text:p>3.87404</text:p>
              </table:table-cell>
              <table:table-cell office:value-type="float" office:value="1.2">
                <text:p>1.2</text:p>
              </table:table-cell>
              <table:table-cell office:value-type="float" office:value="216.462">
                <text:p>216.4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">
                <text:p>1.3</text:p>
              </table:table-cell>
              <table:table-cell office:value-type="float" office:value="1.39413">
                <text:p>1.39413</text:p>
              </table:table-cell>
              <table:table-cell office:value-type="float" office:value="1.3">
                <text:p>1.3</text:p>
              </table:table-cell>
              <table:table-cell office:value-type="float" office:value="249.541">
                <text:p>249.541</text:p>
              </table:table-cell>
              <table:table-cell office:value-type="float" office:value="1.3">
                <text:p>1.3</text:p>
              </table:table-cell>
              <table:table-cell office:value-type="float" office:value="3.86909">
                <text:p>3.86909</text:p>
              </table:table-cell>
              <table:table-cell office:value-type="float" office:value="1.3">
                <text:p>1.3</text:p>
              </table:table-cell>
              <table:table-cell office:value-type="float" office:value="215.961">
                <text:p>215.9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">
                <text:p>1.4</text:p>
              </table:table-cell>
              <table:table-cell office:value-type="float" office:value="1.39461">
                <text:p>1.39461</text:p>
              </table:table-cell>
              <table:table-cell office:value-type="float" office:value="1.4">
                <text:p>1.4</text:p>
              </table:table-cell>
              <table:table-cell office:value-type="float" office:value="257.413">
                <text:p>257.413</text:p>
              </table:table-cell>
              <table:table-cell office:value-type="float" office:value="1.4">
                <text:p>1.4</text:p>
              </table:table-cell>
              <table:table-cell office:value-type="float" office:value="3.88151">
                <text:p>3.88151</text:p>
              </table:table-cell>
              <table:table-cell office:value-type="float" office:value="1.4">
                <text:p>1.4</text:p>
              </table:table-cell>
              <table:table-cell office:value-type="float" office:value="217.332">
                <text:p>217.3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">
                <text:p>1.5</text:p>
              </table:table-cell>
              <table:table-cell office:value-type="float" office:value="1.39524">
                <text:p>1.39524</text:p>
              </table:table-cell>
              <table:table-cell office:value-type="float" office:value="1.5">
                <text:p>1.5</text:p>
              </table:table-cell>
              <table:table-cell office:value-type="float" office:value="257.22">
                <text:p>257.22</text:p>
              </table:table-cell>
              <table:table-cell office:value-type="float" office:value="1.5">
                <text:p>1.5</text:p>
              </table:table-cell>
              <table:table-cell office:value-type="float" office:value="3.87627">
                <text:p>3.87627</text:p>
              </table:table-cell>
              <table:table-cell office:value-type="float" office:value="1.5">
                <text:p>1.5</text:p>
              </table:table-cell>
              <table:table-cell office:value-type="float" office:value="215.677">
                <text:p>215.6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">
                <text:p>1.6</text:p>
              </table:table-cell>
              <table:table-cell office:value-type="float" office:value="1.39541">
                <text:p>1.39541</text:p>
              </table:table-cell>
              <table:table-cell office:value-type="float" office:value="1.6">
                <text:p>1.6</text:p>
              </table:table-cell>
              <table:table-cell office:value-type="float" office:value="224.021">
                <text:p>224.021</text:p>
              </table:table-cell>
              <table:table-cell office:value-type="float" office:value="1.6">
                <text:p>1.6</text:p>
              </table:table-cell>
              <table:table-cell office:value-type="float" office:value="3.88027">
                <text:p>3.88027</text:p>
              </table:table-cell>
              <table:table-cell office:value-type="float" office:value="1.6">
                <text:p>1.6</text:p>
              </table:table-cell>
              <table:table-cell office:value-type="float" office:value="215.728">
                <text:p>215.7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">
                <text:p>1.7</text:p>
              </table:table-cell>
              <table:table-cell office:value-type="float" office:value="1.39642">
                <text:p>1.39642</text:p>
              </table:table-cell>
              <table:table-cell office:value-type="float" office:value="1.7">
                <text:p>1.7</text:p>
              </table:table-cell>
              <table:table-cell office:value-type="float" office:value="214.23">
                <text:p>214.23</text:p>
              </table:table-cell>
              <table:table-cell office:value-type="float" office:value="1.7">
                <text:p>1.7</text:p>
              </table:table-cell>
              <table:table-cell office:value-type="float" office:value="3.87723">
                <text:p>3.87723</text:p>
              </table:table-cell>
              <table:table-cell office:value-type="float" office:value="1.7">
                <text:p>1.7</text:p>
              </table:table-cell>
              <table:table-cell office:value-type="float" office:value="212.848">
                <text:p>212.8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">
                <text:p>1.8</text:p>
              </table:table-cell>
              <table:table-cell office:value-type="float" office:value="1.3952">
                <text:p>1.3952</text:p>
              </table:table-cell>
              <table:table-cell office:value-type="float" office:value="1.8">
                <text:p>1.8</text:p>
              </table:table-cell>
              <table:table-cell office:value-type="float" office:value="54.3016">
                <text:p>54.3016</text:p>
              </table:table-cell>
              <table:table-cell office:value-type="float" office:value="1.8">
                <text:p>1.8</text:p>
              </table:table-cell>
              <table:table-cell office:value-type="float" office:value="3.87497">
                <text:p>3.87497</text:p>
              </table:table-cell>
              <table:table-cell office:value-type="float" office:value="1.8">
                <text:p>1.8</text:p>
              </table:table-cell>
              <table:table-cell office:value-type="float" office:value="212.588">
                <text:p>212.5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">
                <text:p>1.9</text:p>
              </table:table-cell>
              <table:table-cell office:value-type="float" office:value="1.39668">
                <text:p>1.39668</text:p>
              </table:table-cell>
              <table:table-cell office:value-type="float" office:value="1.9">
                <text:p>1.9</text:p>
              </table:table-cell>
              <table:table-cell office:value-type="float" office:value="1.13697">
                <text:p>1.13697</text:p>
              </table:table-cell>
              <table:table-cell office:value-type="float" office:value="1.9">
                <text:p>1.9</text:p>
              </table:table-cell>
              <table:table-cell office:value-type="float" office:value="3.87102">
                <text:p>3.87102</text:p>
              </table:table-cell>
              <table:table-cell office:value-type="float" office:value="1.9">
                <text:p>1.9</text:p>
              </table:table-cell>
              <table:table-cell office:value-type="float" office:value="209.711">
                <text:p>209.7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1.39479">
                <text:p>1.39479</text:p>
              </table:table-cell>
              <table:table-cell office:value-type="float" office:value="2">
                <text:p>2</text:p>
              </table:table-cell>
              <table:table-cell office:value-type="float" office:value="0.466024">
                <text:p>0.466024</text:p>
              </table:table-cell>
              <table:table-cell office:value-type="float" office:value="2">
                <text:p>2</text:p>
              </table:table-cell>
              <table:table-cell office:value-type="float" office:value="3.8783">
                <text:p>3.8783</text:p>
              </table:table-cell>
              <table:table-cell office:value-type="float" office:value="2">
                <text:p>2</text:p>
              </table:table-cell>
              <table:table-cell office:value-type="float" office:value="203.137">
                <text:p>203.1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1">
                <text:p>2.1</text:p>
              </table:table-cell>
              <table:table-cell office:value-type="float" office:value="1.39639">
                <text:p>1.39639</text:p>
              </table:table-cell>
              <table:table-cell office:value-type="float" office:value="2.1">
                <text:p>2.1</text:p>
              </table:table-cell>
              <table:table-cell office:value-type="float" office:value="0.409101">
                <text:p>0.409101</text:p>
              </table:table-cell>
              <table:table-cell office:value-type="float" office:value="2.1">
                <text:p>2.1</text:p>
              </table:table-cell>
              <table:table-cell office:value-type="float" office:value="3.87097">
                <text:p>3.87097</text:p>
              </table:table-cell>
              <table:table-cell office:value-type="float" office:value="2.1">
                <text:p>2.1</text:p>
              </table:table-cell>
              <table:table-cell office:value-type="float" office:value="182.641">
                <text:p>182.6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2">
                <text:p>2.2</text:p>
              </table:table-cell>
              <table:table-cell office:value-type="float" office:value="1.39475">
                <text:p>1.39475</text:p>
              </table:table-cell>
              <table:table-cell office:value-type="float" office:value="2.2">
                <text:p>2.2</text:p>
              </table:table-cell>
              <table:table-cell office:value-type="float" office:value="0.400799">
                <text:p>0.400799</text:p>
              </table:table-cell>
              <table:table-cell office:value-type="float" office:value="2.2">
                <text:p>2.2</text:p>
              </table:table-cell>
              <table:table-cell office:value-type="float" office:value="3.87288">
                <text:p>3.87288</text:p>
              </table:table-cell>
              <table:table-cell office:value-type="float" office:value="2.2">
                <text:p>2.2</text:p>
              </table:table-cell>
              <table:table-cell office:value-type="float" office:value="22.595">
                <text:p>22.5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3">
                <text:p>2.3</text:p>
              </table:table-cell>
              <table:table-cell office:value-type="float" office:value="1.3963">
                <text:p>1.3963</text:p>
              </table:table-cell>
              <table:table-cell office:value-type="float" office:value="2.3">
                <text:p>2.3</text:p>
              </table:table-cell>
              <table:table-cell office:value-type="float" office:value="0.400358">
                <text:p>0.400358</text:p>
              </table:table-cell>
              <table:table-cell office:value-type="float" office:value="2.3">
                <text:p>2.3</text:p>
              </table:table-cell>
              <table:table-cell office:value-type="float" office:value="3.87059">
                <text:p>3.87059</text:p>
              </table:table-cell>
              <table:table-cell office:value-type="float" office:value="2.3">
                <text:p>2.3</text:p>
              </table:table-cell>
              <table:table-cell office:value-type="float" office:value="0.769062">
                <text:p>0.7690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4">
                <text:p>2.4</text:p>
              </table:table-cell>
              <table:table-cell office:value-type="float" office:value="1.3957">
                <text:p>1.3957</text:p>
              </table:table-cell>
              <table:table-cell office:value-type="float" office:value="2.4">
                <text:p>2.4</text:p>
              </table:table-cell>
              <table:table-cell office:value-type="float" office:value="0.399167">
                <text:p>0.399167</text:p>
              </table:table-cell>
              <table:table-cell office:value-type="float" office:value="2.4">
                <text:p>2.4</text:p>
              </table:table-cell>
              <table:table-cell office:value-type="float" office:value="3.8765">
                <text:p>3.8765</text:p>
              </table:table-cell>
              <table:table-cell office:value-type="float" office:value="2.4">
                <text:p>2.4</text:p>
              </table:table-cell>
              <table:table-cell office:value-type="float" office:value="0.507343">
                <text:p>0.5073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5">
                <text:p>2.5</text:p>
              </table:table-cell>
              <table:table-cell office:value-type="float" office:value="1.39579">
                <text:p>1.39579</text:p>
              </table:table-cell>
              <table:table-cell office:value-type="float" office:value="2.5">
                <text:p>2.5</text:p>
              </table:table-cell>
              <table:table-cell office:value-type="float" office:value="0.397764">
                <text:p>0.397764</text:p>
              </table:table-cell>
              <table:table-cell office:value-type="float" office:value="2.5">
                <text:p>2.5</text:p>
              </table:table-cell>
              <table:table-cell office:value-type="float" office:value="3.87759">
                <text:p>3.87759</text:p>
              </table:table-cell>
              <table:table-cell office:value-type="float" office:value="2.5">
                <text:p>2.5</text:p>
              </table:table-cell>
              <table:table-cell office:value-type="float" office:value="0.478351">
                <text:p>0.4783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6">
                <text:p>2.6</text:p>
              </table:table-cell>
              <table:table-cell office:value-type="float" office:value="1.39444">
                <text:p>1.39444</text:p>
              </table:table-cell>
              <table:table-cell office:value-type="float" office:value="2.6">
                <text:p>2.6</text:p>
              </table:table-cell>
              <table:table-cell office:value-type="float" office:value="0.397463">
                <text:p>0.397463</text:p>
              </table:table-cell>
              <table:table-cell office:value-type="float" office:value="2.6">
                <text:p>2.6</text:p>
              </table:table-cell>
              <table:table-cell office:value-type="float" office:value="3.87509">
                <text:p>3.87509</text:p>
              </table:table-cell>
              <table:table-cell office:value-type="float" office:value="2.6">
                <text:p>2.6</text:p>
              </table:table-cell>
              <table:table-cell office:value-type="float" office:value="0.469078">
                <text:p>0.4690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7">
                <text:p>2.7</text:p>
              </table:table-cell>
              <table:table-cell office:value-type="float" office:value="1.39437">
                <text:p>1.39437</text:p>
              </table:table-cell>
              <table:table-cell office:value-type="float" office:value="2.7">
                <text:p>2.7</text:p>
              </table:table-cell>
              <table:table-cell office:value-type="float" office:value="0.39908">
                <text:p>0.39908</text:p>
              </table:table-cell>
              <table:table-cell office:value-type="float" office:value="2.7">
                <text:p>2.7</text:p>
              </table:table-cell>
              <table:table-cell office:value-type="float" office:value="3.881">
                <text:p>3.881</text:p>
              </table:table-cell>
              <table:table-cell office:value-type="float" office:value="2.7">
                <text:p>2.7</text:p>
              </table:table-cell>
              <table:table-cell office:value-type="float" office:value="0.467902">
                <text:p>0.4679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8">
                <text:p>2.8</text:p>
              </table:table-cell>
              <table:table-cell office:value-type="float" office:value="1.39509">
                <text:p>1.39509</text:p>
              </table:table-cell>
              <table:table-cell office:value-type="float" office:value="2.8">
                <text:p>2.8</text:p>
              </table:table-cell>
              <table:table-cell office:value-type="float" office:value="0.396937">
                <text:p>0.396937</text:p>
              </table:table-cell>
              <table:table-cell office:value-type="float" office:value="2.8">
                <text:p>2.8</text:p>
              </table:table-cell>
              <table:table-cell office:value-type="float" office:value="3.87124">
                <text:p>3.87124</text:p>
              </table:table-cell>
              <table:table-cell office:value-type="float" office:value="2.8">
                <text:p>2.8</text:p>
              </table:table-cell>
              <table:table-cell office:value-type="float" office:value="0.46771">
                <text:p>0.467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9">
                <text:p>2.9</text:p>
              </table:table-cell>
              <table:table-cell office:value-type="float" office:value="1.39513">
                <text:p>1.39513</text:p>
              </table:table-cell>
              <table:table-cell office:value-type="float" office:value="2.9">
                <text:p>2.9</text:p>
              </table:table-cell>
              <table:table-cell office:value-type="float" office:value="0.397478">
                <text:p>0.397478</text:p>
              </table:table-cell>
              <table:table-cell office:value-type="float" office:value="2.9">
                <text:p>2.9</text:p>
              </table:table-cell>
              <table:table-cell office:value-type="float" office:value="3.87805">
                <text:p>3.87805</text:p>
              </table:table-cell>
              <table:table-cell office:value-type="float" office:value="2.9">
                <text:p>2.9</text:p>
              </table:table-cell>
              <table:table-cell office:value-type="float" office:value="0.466545">
                <text:p>0.4665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1.39755">
                <text:p>1.39755</text:p>
              </table:table-cell>
              <table:table-cell office:value-type="float" office:value="3">
                <text:p>3</text:p>
              </table:table-cell>
              <table:table-cell office:value-type="float" office:value="0.39825">
                <text:p>0.39825</text:p>
              </table:table-cell>
              <table:table-cell office:value-type="float" office:value="3">
                <text:p>3</text:p>
              </table:table-cell>
              <table:table-cell office:value-type="float" office:value="3.87118">
                <text:p>3.87118</text:p>
              </table:table-cell>
              <table:table-cell office:value-type="float" office:value="3">
                <text:p>3</text:p>
              </table:table-cell>
              <table:table-cell office:value-type="float" office:value="0.466006">
                <text:p>0.4660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1">
                <text:p>3.1</text:p>
              </table:table-cell>
              <table:table-cell office:value-type="float" office:value="1.39457">
                <text:p>1.39457</text:p>
              </table:table-cell>
              <table:table-cell office:value-type="float" office:value="3.1">
                <text:p>3.1</text:p>
              </table:table-cell>
              <table:table-cell office:value-type="float" office:value="0.396858">
                <text:p>0.396858</text:p>
              </table:table-cell>
              <table:table-cell office:value-type="float" office:value="3.1">
                <text:p>3.1</text:p>
              </table:table-cell>
              <table:table-cell office:value-type="float" office:value="3.87612">
                <text:p>3.87612</text:p>
              </table:table-cell>
              <table:table-cell office:value-type="float" office:value="3.1">
                <text:p>3.1</text:p>
              </table:table-cell>
              <table:table-cell office:value-type="float" office:value="0.465898">
                <text:p>0.4658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2">
                <text:p>3.2</text:p>
              </table:table-cell>
              <table:table-cell office:value-type="float" office:value="1.39594">
                <text:p>1.39594</text:p>
              </table:table-cell>
              <table:table-cell office:value-type="float" office:value="3.2">
                <text:p>3.2</text:p>
              </table:table-cell>
              <table:table-cell office:value-type="float" office:value="0.397363">
                <text:p>0.397363</text:p>
              </table:table-cell>
              <table:table-cell office:value-type="float" office:value="3.2">
                <text:p>3.2</text:p>
              </table:table-cell>
              <table:table-cell office:value-type="float" office:value="3.87383">
                <text:p>3.87383</text:p>
              </table:table-cell>
              <table:table-cell office:value-type="float" office:value="3.2">
                <text:p>3.2</text:p>
              </table:table-cell>
              <table:table-cell office:value-type="float" office:value="0.46544">
                <text:p>0.465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